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9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9.9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114.35pt"/>
    </style:style>
    <style:style style:name="co6" style:family="table-column">
      <style:table-column-properties fo:break-before="auto" style:column-width="77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mo1" table:style-name="ta1">
        <table:shapes>
          <draw:frame draw:z-index="0" draw:style-name="gr1" draw:text-style-name="P1" svg:width="453.51pt" svg:height="255.09pt" svg:x="241.85pt" svg:y="23.27pt">
            <loext:p draw:notify-on-update-of-ranges="Demo1.A1:Demo1.A7 Demo1.B1:Demo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African American alone</text:p>
          </table:table-cell>
          <table:table-cell office:value-type="percentage" office:value="0.132" calcext:value-type="percentage">
            <text:p>13.20%</text:p>
          </table:table-cell>
        </table:table-row>
        <table:table-row table:style-name="ro2">
          <table:table-cell office:value-type="string" calcext:value-type="string">
            <text:p>American Indian and Alaska Native alone</text:p>
          </table:table-cell>
          <table:table-cell office:value-type="percentage" office:value="0.012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Asian alone</text:p>
          </table:table-cell>
          <table:table-cell office:value-type="percentage" office:value="0.053" calcext:value-type="percentage">
            <text:p>5.30%</text:p>
          </table:table-cell>
        </table:table-row>
        <table:table-row table:style-name="ro2">
          <table:table-cell office:value-type="string" calcext:value-type="string">
            <text:p>Native Hawaiian and Other Pacific Islander alone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 Two or More Races</text:p>
          </table:table-cell>
          <table:table-cell office:value-type="percentage" office:value="0.024" calcext:value-type="percentage">
            <text:p>2.40%</text:p>
          </table:table-cell>
        </table:table-row>
        <table:table-row table:style-name="ro1">
          <table:table-cell office:value-type="string" calcext:value-type="string">
            <text:p>Hispanic or Latino</text:p>
          </table:table-cell>
          <table:table-cell office:value-type="percentage" office:value="0.171" calcext:value-type="percentage">
            <text:p>17.10%</text:p>
          </table:table-cell>
        </table:table-row>
        <table:table-row table:style-name="ro1">
          <table:table-cell office:value-type="string" calcext:value-type="string">
            <text:p>White alone, not Hispanic or Latino</text:p>
          </table:table-cell>
          <table:table-cell office:value-type="percentage" office:value="0.626" calcext:value-type="percentage">
            <text:p>62.60%</text:p>
          </table:table-cell>
        </table:table-row>
        <table:table-row table:style-name="ro1">
          <table:table-cell table:style-name="Default"/>
          <table:table-cell table:formula="of:=SUM([.B1:.B7])" office:value-type="percentage" office:value="1.02" calcext:value-type="percentage">
            <text:p>102.00%</text:p>
          </table:table-cell>
        </table:table-row>
      </table:table>
      <table:table table:name="Demo_2" table:style-name="ta1">
        <table:shapes>
          <draw:frame draw:z-index="0" draw:style-name="gr1" draw:text-style-name="P1" svg:width="535.01pt" svg:height="300.93pt" svg:x="160.36pt" svg:y="23.27pt">
            <loext:p draw:notify-on-update-of-ranges="Demo_2.A1:Demo_2.A8 Demo_2.B1:Demo_2.B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African American alone</text:p>
          </table:table-cell>
          <table:table-cell office:value-type="percentage" office:value="0.132" calcext:value-type="percentage">
            <text:p>13.20%</text:p>
          </table:table-cell>
        </table:table-row>
        <table:table-row table:style-name="ro2">
          <table:table-cell office:value-type="string" calcext:value-type="string">
            <text:p>American Indian and Alaska Native alone</text:p>
          </table:table-cell>
          <table:table-cell office:value-type="percentage" office:value="0.012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Asian alone</text:p>
          </table:table-cell>
          <table:table-cell office:value-type="percentage" office:value="0.053" calcext:value-type="percentage">
            <text:p>5.30%</text:p>
          </table:table-cell>
        </table:table-row>
        <table:table-row table:style-name="ro2">
          <table:table-cell office:value-type="string" calcext:value-type="string">
            <text:p>Native Hawaiian and Other Pacific Islander alone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 Two or More Races</text:p>
          </table:table-cell>
          <table:table-cell office:value-type="percentage" office:value="0.024" calcext:value-type="percentage">
            <text:p>2.40%</text:p>
          </table:table-cell>
        </table:table-row>
        <table:table-row table:style-name="ro1">
          <table:table-cell office:value-type="string" calcext:value-type="string">
            <text:p>Hispanic or Latino</text:p>
          </table:table-cell>
          <table:table-cell office:value-type="percentage" office:value="0.171" calcext:value-type="percentage">
            <text:p>17.10%</text:p>
          </table:table-cell>
        </table:table-row>
        <table:table-row table:style-name="ro1">
          <table:table-cell office:value-type="string" calcext:value-type="string">
            <text:p>White alone FEMALE (50.8%)</text:p>
          </table:table-cell>
          <table:table-cell table:formula="of:=0.626 * 0.508" office:value-type="percentage" office:value="0.318008" calcext:value-type="percentage">
            <text:p>31.80%</text:p>
          </table:table-cell>
        </table:table-row>
        <table:table-row table:style-name="ro1">
          <table:table-cell office:value-type="string" calcext:value-type="string">
            <text:p>White alone MALE (49.2%)</text:p>
          </table:table-cell>
          <table:table-cell table:formula="of:=0.626 *(1-0.508)" office:value-type="percentage" office:value="0.307992" calcext:value-type="percentage">
            <text:p>30.80%</text:p>
          </table:table-cell>
        </table:table-row>
        <table:table-row table:style-name="ro1">
          <table:table-cell table:style-name="Default"/>
          <table:table-cell table:formula="of:=SUM([.B1:.B8])" office:value-type="percentage" office:value="1.02" calcext:value-type="percentage">
            <text:p>102.00%</text:p>
          </table:table-cell>
        </table:table-row>
      </table:table>
      <table:table table:name="PPP" table:style-name="ta1">
        <table:shapes>
          <draw:frame draw:z-index="0" draw:style-name="gr1" draw:text-style-name="P1" svg:width="518.74pt" svg:height="346.88pt" svg:x="203.07pt" svg:y="0.65pt">
            <loext:p draw:notify-on-update-of-ranges="PPP.A2:PPP.A8 PPP.B1:PPP.B1 PPP.B2:PPP.B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Axes</text:p>
          </table:table-cell>
          <table:table-cell table:style-name="ce3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terosexuali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22:50:37.3579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7:45:55.174885000</meta:creation-date>
    <dc:date>2015-09-06T23:27:25.522451000</dc:date>
    <meta:editing-duration>PT1H35M2S</meta:editing-duration>
    <meta:editing-cycles>9</meta:editing-cycles>
    <meta:generator>LibreOffice/5.0.0.5$MacOSX_X86_64 LibreOffice_project/1b1a90865e348b492231e1c451437d7a15bb262b</meta:generator>
    <meta:document-statistic meta:table-count="3" meta:cell-count="48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83cm" svg:y="0.315cm" chart:style-name="ch2">
          <text:p>US Population 2013</text:p>
        </chart:title>
        <chart:legend chart:legend-position="end" svg:x="10.84cm" svg:y="2.111cm" style:legend-expansion="high" chart:style-name="ch3"/>
        <chart:plot-area chart:style-name="ch4" table:cell-range-address="Demo1.A1:Demo1.B7" chart:data-source-has-labels="column" svg:x="0.32cm" svg:y="1.288cm" svg:width="10.2cm" svg:height="7.532cm">
          <chartooo:coordinate-region svg:x="1.654cm" svg:y="1.289cm" svg:width="7.531cm" svg:height="7.531cm"/>
          <chart:axis chart:dimension="x" chart:name="primary-x" chart:style-name="ch5" chartooo:axis-type="auto">
            <chartooo:date-scale/>
            <chart:categories table:cell-range-address="Demo1.A1:Demo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mo1.B1:Demo1.B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frican American alone</text:p>
                <draw:g>
                  <svg:desc>Demo1.A1:Demo1.A7</svg:desc>
                </draw:g>
              </table:table-cell>
              <table:table-cell office:value-type="float" office:value="0.132">
                <text:p>0.132</text:p>
                <draw:g>
                  <svg:desc>Demo1.B1:Demo1.B7</svg:desc>
                </draw:g>
              </table:table-cell>
            </table:table-row>
            <table:table-row>
              <table:table-cell office:value-type="string">
                <text:p>American Indian and Alaska Native alone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Asian alone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Native Hawaiian and Other Pacific Islander alone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 Two or More Races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Hispanic or Latino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hite alone, not Hispanic or Latino</text:p>
              </table:table-cell>
              <table:table-cell office:value-type="float" office:value="0.626">
                <text:p>0.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875cm" svg:height="10.617cm" xlink:href=".." xlink:type="simple" chart:class="chart:circle" chart:style-name="ch1">
        <chart:title svg:x="6.941cm" svg:y="0.371cm" chart:style-name="ch2">
          <text:p>US Population 2013
White alone split by gender</text:p>
        </chart:title>
        <chart:legend chart:legend-position="end" svg:x="12.643cm" svg:y="2.869cm" style:legend-expansion="high" chart:style-name="ch3"/>
        <chart:plot-area chart:style-name="ch4" table:cell-range-address="Demo_2.A1:Demo_2.B8" chart:data-source-has-labels="column" svg:x="0.377cm" svg:y="1.868cm" svg:width="11.889cm" svg:height="8.537cm">
          <chartooo:coordinate-region svg:x="2.053cm" svg:y="1.869cm" svg:width="8.536cm" svg:height="8.536cm"/>
          <chart:axis chart:dimension="x" chart:name="primary-x" chart:style-name="ch5" chartooo:axis-type="auto">
            <chartooo:date-scale/>
            <chart:categories table:cell-range-address="Demo_2.A1:Demo_2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mo_2.B1:Demo_2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frican American alone</text:p>
                <draw:g>
                  <svg:desc>Demo_2.A1:Demo_2.A8</svg:desc>
                </draw:g>
              </table:table-cell>
              <table:table-cell office:value-type="float" office:value="0.132">
                <text:p>0.132</text:p>
                <draw:g>
                  <svg:desc>Demo_2.B1:Demo_2.B8</svg:desc>
                </draw:g>
              </table:table-cell>
            </table:table-row>
            <table:table-row>
              <table:table-cell office:value-type="string">
                <text:p>American Indian and Alaska Native alone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Asian alone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Native Hawaiian and Other Pacific Islander alone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 Two or More Races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Hispanic or Latino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hite alone FEMALE (50.8%)</text:p>
              </table:table-cell>
              <table:table-cell office:value-type="float" office:value="0.318008">
                <text:p>0.318008</text:p>
              </table:table-cell>
            </table:table-row>
            <table:table-row>
              <table:table-cell office:value-type="string">
                <text:p>White alone MALE (49.2%)</text:p>
              </table:table-cell>
              <table:table-cell office:value-type="float" office:value="0.307992">
                <text:p>0.307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01cm" svg:height="12.238cm" xlink:href=".." xlink:type="simple" chart:class="chart:filled-radar" chart:style-name="ch1">
        <chart:title svg:x="5.822cm" svg:y="0.379cm" chart:style-name="ch2">
          <text:p>Kojo's Personal Privilege Profile</text:p>
        </chart:title>
        <chart:legend chart:legend-position="end" svg:x="15.244cm" svg:y="5.82cm" style:legend-expansion="high" chart:style-name="ch3"/>
        <chart:plot-area chart:style-name="ch4" table:cell-range-address="PPP.A1:PPP.B8" chart:data-source-has-labels="both" svg:x="0.366cm" svg:y="1.416cm" svg:width="14.512cm" svg:height="10.578cm">
          <chartooo:coordinate-region svg:x="3.368cm" svg:y="2.519cm" svg:width="8.87cm" svg:height="8.87cm"/>
          <chart:axis chart:dimension="x" chart:name="primary-x" chart:style-name="ch5" chartooo:axis-type="auto">
            <chartooo:date-scale/>
            <chart:categories table:cell-range-address="PPP.A2:PPP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PPP.B2:PPP.B8" chart:label-cell-address="PPP.B1:PPP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PPP.B1:PP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PPP.A2:PPP.A8</svg:desc>
                </draw:g>
              </table:table-cell>
              <table:table-cell office:value-type="float" office:value="10">
                <text:p>10</text:p>
                <draw:g>
                  <svg:desc>PPP.B2:PPP.B8</svg:desc>
                </draw:g>
              </table:table-cell>
            </table:table-row>
            <table:table-row>
              <table:table-cell office:value-type="string">
                <text:p>Heterosexuality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